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 WANT TO HIRE ROBERTO</text:p>
      <text:p text:style-name="P3"/>
      <text:p text:style-name="P5">DOCUMENTO DE DISEÑO</text:p>
      <text:p text:style-name="Standard"/>
      <text:p text:style-name="Standard"/>
      <text:list xml:id="list6161528150450068731" text:style-name="L1">
        <text:list-item>
          <text:p text:style-name="P4">Resumen del proyecto</text:p>
        </text:list-item>
      </text:list>
      <text:p text:style-name="Standard"/>
      <text:p text:style-name="Standard">El objetivo del proyecto es el de poder derivar a una página web a aquellos recruiters de los que se intuya que no van a hacer ofertas que puedan resultar interesantes. El recruiter deberá introducir una serie de datos, dándole la opción de poder marcar algunos de ellos como “no deseo darlos” o “según valía” y recibirá un mensaje de rechazo cuando alguno de esos datos no cumplan los criterios establecidos en cuanto a si el trabajo es remoto, el rango salarial o si la empresa a la que dice pertenecer está en una lista negra.<text:line-break/>En el raro caso de que los datos introducidos cumplan con los criterios establecidos, se le notificará al usuario que su oferta está en estudio y que Roberto se pondrá en contacto con él usando los datos introducidos en el formulario. Habrá un sistema de notificación interna que mandará un mensaje </text:p>
      <text:p text:style-name="Standard">En el más frecuente caso de que la oferta no cumpla con los criterios de aceptabilidad, se le mostrará un mensaje donde se diga que su oferta ha sido rechazada sin dar más explicaciones y se introducirá la IP en una base de datos para no permitir un nuevo acceso.<text:line-break/>Los datos de la oferta recibida se guardarán, en todo caso, dentro de la BBDD con objeto de poder reírme de las ridiculeces que algunos proponen.</text:p>
      <text:p text:style-name="Standard"/>
      <text:list xml:id="list40741064" text:continue-numbering="true" text:style-name="L1">
        <text:list-item>
          <text:p text:style-name="P4">Funcionalidad deseada</text:p>
        </text:list-item>
      </text:list>
      <text:p text:style-name="Standard"><text:line-break/>El sistema deberá ser capaz de:</text:p>
      <text:p text:style-name="Standard"/>
      <text:p text:style-name="Standard">Permitir el guardado de cookies para respetar la opción de idioma de un usuario. Se estudiará si en el caso de una petición incompleta también se permite reiniciar el proceso desde donde se dejó.</text:p>
      <text:p text:style-name="Standard"/>
      <text:p text:style-name="Standard">Permitir la introducción y el guardado de los datos que el usuario tenga que introducir (IP, nombre de la compañía, oferta salarial...) con un modelo de datos flexible que no obligue al usuario a introducir cada dato (Estos datos no serán codificados en el back). Algunos datos seran obligatorios para completar el proceso con éxito.</text:p>
      <text:p text:style-name="Standard"/>
      <text:p text:style-name="Standard">Consecuentemente, la navegación no permitirá al usuario ir a una vista directamente, en otras palabras, el estado de la petición no estará codificado en la url (SPA). Por parte de las peticiones y para evitar sobrecargas, se enviará una única petición con todos los datos. En el caso de que estos datos sean incompletos, se devolverá un mensaje de error, se redirigirá a la página de inicio y el usuario tendrá que empezar desde el principio, asumiendo que el usuario es tremendo gilipollas que va de listo por la vida.</text:p>
      <text:p text:style-name="Standard"/>
      <text:p text:style-name="Standard">El input deberá ser saneado. No se admitirán caracteres extraños en ninguno de los campos. Todos deberán estar limitados tanto por el lado del cliente como por el lado del servidor.</text:p>
      <text:p text:style-name="Standard"/>
      <text:p text:style-name="Standard">Existirá un servicio de notificación, inicialmente para el dueño de la página (Yo) y puede que para los usuarios.<text:line-break/><text:line-break/>Se guardarán las IPs que intenten acceder a la página para evitar accesos reiterados “hasta que cuele”.</text:p>
      <text:p text:style-name="Standard"/>
      <text:p text:style-name="Standard">El diseño deberá ser simple y efectivo: La navegación entre pantallas se hará mediante botones de “siguiente” que solo estarán habilitados cuando se haya introducido la información anterior y las <text:soft-page-break/>pantallas contendrán los controles centrados respecto a los bordes de la pantalla, se favorecerá un estilo limpio con botones e inputs de texto redondeados.</text:p>
      <text:p text:style-name="Standard"/>
      <text:p text:style-name="Standard">Se crearán tests unitarios tanto por la parte del backend como por la parte del frontend. Se valorará realizar tests más avanzados con un framework como Cucumber con objeto de adquirir cierta familiaridad.</text:p>
      <text:p text:style-name="Standard"><text:line-break/>Junto con los mecanismos de los que disponen las empresas de hosting, se configurará un límite adicional de peticiones para evitar ataques DDOS con objeto de aprender a implementarlo en el middleware.</text:p>
      <text:p text:style-name="Standard"/>
      <text:p text:style-name="Standard">Se utilizará un protocolo http seguro.</text:p>
      <text:list xml:id="list40723201" text:continue-numbering="true" text:style-name="L1">
        <text:list-header>
          <text:p text:style-name="P1"/>
        </text:list-header>
        <text:list-item>
          <text:p text:style-name="P4">Pantallas de las que se compone</text:p>
        </text:list-item>
      </text:list>
      <text:p text:style-name="Standard"/>
      <text:p text:style-name="Standard">Los campos que no se marquen como obligatorios se entenderán como opcionales.</text:p>
      <text:p text:style-name="Standard"/>
      <text:p text:style-name="Standard">Pantalla de inicio (Obligatorio pulsar uno)<text:line-break/>Selección de idioma (Español/Inglés) en dos botones, el primer botón que se pulse actuará como “Siguiente”.</text:p>
      <text:p text:style-name="Standard"><text:line-break/>Pantalla de datos básicos (Obligatorio correo electrónico)<text:line-break/>Nombre de la empresa, nombre del usuario, correo electrónico, teléfono. Botón de siguiente habilitado al rellenar el campo obligatorio.</text:p>
      <text:p text:style-name="Standard"><text:line-break/>Pantalla de tipo de contratación (Obligatorio pulsar uno)<text:line-break/>Modalidad de contratación: (Asalariado/Freelance) en dos botones, el primer botón que se pulse actuará como “Siguiente”.<text:line-break/><text:line-break/>Pantalla de descripción de la oferta (Campo tecnologías obligatorio)<text:line-break/>Compuesta por un textbox donde se permita al usuario introducir una descripción de la oferta de trabajo (Limitado en caracteres). Y un cuadro más pequeño abajo donde puede introducir las tecnologías que busca.</text:p>
      <text:p text:style-name="Standard"/>
      <text:p text:style-name="Standard">Pantalla de lugar de trabajo (Todos los campos obligatorios, salvo si se deshabilitan)<text:line-break/>Selector: Remoto, presencial, semipresencial.<text:line-break/>Si semipresencial se habilita un label: “Por favor introduzca el período que se tomará como referencia para la presencialidad” → Semanal/Mensual. También habrá un check que inhabilite el selector donde diga “En momentos puntuales para reuniones importantes pero no todos los meses”.<text:line-break/>Si semanal: Selector de días de la semana que permita la selección múltiple.<text:line-break/>Si mensual: Campo con número de días al mes, limitado a 28. Si el usuario introduce más, se advierte con un mensaje que diga que se seleccione en ese caso la modalidad presencial.<text:line-break/>Si se marca el check de “en momentos puntuales” se deshabilita el selector Semanal/Mensual.<text:line-break/><text:line-break/>Pantalla de oferta salarial (Todos los campos obligatorios, salvo si se deshabilitan)<text:line-break/><text:line-break/>Si se seleccionó “freelance”:<text:line-break/>Un campo de duración del proyecto</text:p>
      <text:p text:style-name="Standard">Un selector de tarifa (Hora/Día/Mes)<text:line-break/>Y un campo para introducir el importe</text:p>
      <text:p text:style-name="Standard">También habrá un check para “no trabajamos con condiciones fijas, oferta según valía”. Que desactivará los selectores de tarifa.<text:line-break/><text:soft-page-break/><text:line-break/>Si se seleccionó “asalariado”:</text:p>
      <text:p text:style-name="Standard">Rango salarial mínimo<text:line-break/>Rango salarial máximo</text:p>
      <text:p text:style-name="Standard">También habrá un check para “no trabajamos con condiciones fijas, oferta según valía”. Que desactivará los selectores de tarifa.<text:line-break/><text:line-break/>Pantalla de “Gracias por la información, pronto nos pondremos en contacto contigo al correo facilitado”<text:line-break/><text:line-break/>Pantalla de “Lo sentimos, pero la oferta ha sido rechazada”.<text:line-break/></text:p>
      <text:list xml:id="list40725039" text:continue-numbering="true" text:style-name="L1">
        <text:list-item>
          <text:p text:style-name="P4">Consideraciones sobre la estructura interna</text:p>
        </text:list-item>
      </text:list>
      <text:p text:style-name="Standard"/>
      <text:p text:style-name="Standard">La estructura constará de un cliente que recogerá toda la información introducida, generará una petición post cuando el proceso haya finalizado, la mandará a un backend a través de un reverse proxy, recibirá una respuesta y la mostrará al usuario.</text:p>
      <text:p text:style-name="Standard">Para el servicio de notificación, se estudiará si es mejor hacerlo mediante correo o mensaje de Telegram (Que normalmente requiere de la creación de un grupo).</text:p>
      <text:p text:style-name="Standard">Por tanto, por la parte de la API solo se va a tener una llamada POST con los datos que devolverá un objeto serializado con una información muy básica.</text:p>
      <text:p text:style-name="Standard"/>
      <text:list xml:id="list40735447" text:continue-numbering="true" text:style-name="L1">
        <text:list-item>
          <text:p text:style-name="P4">Containerización, hosting y despliegue</text:p>
        </text:list-item>
      </text:list>
      <text:p text:style-name="Standard"><text:line-break/>Aunque se trata de una aplicación básica, dentro de su implementación se realizarán las siguientes tareas:</text:p>
      <text:p text:style-name="Standard">Se containerizará el backend, el frontend y también el middle, se configurará la comunicación entre las tres partes.</text:p>
      <text:p text:style-name="Standard">El despliegue se realizará mediante una pipeline, se evitará volver a usar scripts directamente para hacer algo distinto.</text:p>
      <text:p text:style-name="Standard">Se asociará un dominio con https.<text:line-break/></text:p>
      <text:list xml:id="list40730421" text:continue-numbering="true" text:style-name="L1">
        <text:list-item>
          <text:p text:style-name="P4">Stack tecnológico provisional</text:p>
        </text:list-item>
      </text:list>
      <text:p text:style-name="Standard"/>
      <text:p text:style-name="Standard">Backend: Java, Maven, Spring Boot, junto con librerías como Jackson o lo que vaya haciendo falta.</text:p>
      <text:p text:style-name="Standard">Frontend: Angular</text:p>
      <text:p text:style-name="Standard">Middle: Nginx</text:p>
      <text:p text:style-name="Standard">Testing: Junit y Mockito para el backend, Angular trae sus propias utilidades que deberían ser suficientes.</text:p>
      <text:p text:style-name="Standard">Containerización: Docker (Docker compose ya que vamos containerizar varias cosas)</text:p>
      <text:p text:style-name="Standard">Hosting y dominio: Digital Ocean + GoDaddy</text:p>
      <text:p text:style-name="Standard">CI/CD: Jenkins</text:p>
      <text:p text:style-name="Standard">Organización: Este documento y Trello</text:p>
      <text:p text:style-name="Standard"/>
      <text:list xml:id="list40723530" text:continue-numbering="true" text:style-name="L1">
        <text:list-item>
          <text:p text:style-name="P4">Protección de datos y legal</text:p>
        </text:list-item>
      </text:list>
      <text:p text:style-name="P2"/>
      <text:p text:style-name="P2">Dado que se pretende guardar datos del usuario, deberá estudiarse:</text:p>
      <text:p text:style-name="P2">Si hay que advertir sobre las cookies que se utilicen aunque solo sean para guardar preferencias de idioma y dónde quedó la navegación.</text:p>
      <text:p text:style-name="P2">Si se debe de mostrar alguna especie de EULA al usuario para el tratamiento de los datos.</text:p>
      <text:p text:style-name="P2">Qué datos se pueden almacenar, qué datos serían considerados sensibles, qué requisitos se deben cumplir para evitar posibles consecuencias leg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7T11:17:58.39</meta:creation-date>
    <dc:date>2024-05-07T20:48:10.53</dc:date>
    <meta:editing-duration>PT2H14M40S</meta:editing-duration>
    <meta:editing-cycles>2</meta:editing-cycles>
    <meta:generator>OpenOffice/4.1.14$Win32 OpenOffice.org_project/4114m1$Build-9811</meta:generator>
    <meta:document-statistic meta:table-count="0" meta:image-count="0" meta:object-count="0" meta:page-count="3" meta:paragraph-count="49" meta:word-count="1278" meta:character-count="7927"/>
  </office:meta>
</office:document-meta>
</file>